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text-indent="0.524cm" style:auto-text-indent="false"/>
    </style:style>
    <style:style style:name="P2" style:family="paragraph" style:parent-style-name="Standard">
      <style:paragraph-properties fo:margin-left="0cm" fo:margin-right="0cm" fo:text-indent="0.524cm" style:auto-text-indent="fals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margin-left="0cm" fo:margin-right="0cm" fo:text-align="justify" style:justify-single-word="false" fo:text-indent="0.524cm" style:auto-text-indent="false"/>
    </style:style>
    <style:style style:name="P4" style:family="paragraph" style:parent-style-name="Standard" style:list-style-name="L1">
      <style:paragraph-properties fo:text-align="justify" style:justify-single-word="false"/>
    </style:style>
    <style:style style:name="P5" style:family="paragraph" style:parent-style-name="Standard" style:list-style-name="L2">
      <style:paragraph-properties fo:text-align="justify" style:justify-single-word="false">
        <style:tab-stops/>
      </style:paragraph-properties>
    </style:style>
    <style:style style:name="P6" style:family="paragraph" style:parent-style-name="Standard" style:list-style-name="L2">
      <style:paragraph-properties fo:text-align="justify" style:justify-single-word="false">
        <style:tab-stops/>
      </style:paragraph-properties>
      <style:text-properties officeooo:paragraph-rsid="001a9884"/>
    </style:style>
    <style:style style:name="P7" style:family="paragraph" style:parent-style-name="Standard">
      <style:paragraph-properties fo:text-align="justify" style:justify-single-word="false">
        <style:tab-stops/>
      </style:paragraph-properties>
      <style:text-properties fo:font-style="normal" style:font-style-asian="normal" style:font-style-complex="normal"/>
    </style:style>
    <style:style style:name="P8" style:family="paragraph" style:parent-style-name="Standard" style:list-style-name="L2">
      <style:paragraph-properties fo:text-align="justify" style:justify-single-word="false">
        <style:tab-stops/>
      </style:paragraph-properties>
      <style:text-properties fo:font-style="normal" style:font-style-asian="normal" style:font-style-complex="normal"/>
    </style:style>
    <style:style style:name="P9" style:family="paragraph" style:parent-style-name="Standard" style:list-style-name="L2">
      <style:paragraph-properties fo:text-align="justify" style:justify-single-word="false">
        <style:tab-stops/>
      </style:paragraph-properties>
      <style:text-properties fo:font-weight="bold" style:font-weight-asian="bold" style:font-weight-complex="bold"/>
    </style:style>
    <style:style style:name="P10" style:family="paragraph" style:parent-style-name="Standard">
      <style:paragraph-properties fo:margin-left="0cm" fo:margin-right="0cm" fo:text-align="justify" style:justify-single-word="false" fo:text-indent="0.524cm" style:auto-text-indent="false"/>
    </style:style>
    <style:style style:name="P11" style:family="paragraph" style:parent-style-name="Standard" style:list-style-name="L1">
      <style:paragraph-properties fo:margin-left="0cm" fo:margin-right="0cm" fo:text-align="justify" style:justify-single-word="false" fo:text-indent="0.524cm" style:auto-text-indent="false"/>
      <style:text-properties officeooo:paragraph-rsid="001a780c"/>
    </style:style>
    <style:style style:name="P12" style:family="paragraph" style:parent-style-name="Standard">
      <style:paragraph-properties fo:margin-left="0cm" fo:margin-right="0cm" fo:text-align="justify" style:justify-single-word="false" fo:text-indent="0.524cm" style:auto-text-indent="false"/>
      <style:text-properties officeooo:paragraph-rsid="00198af5"/>
    </style:style>
    <style:style style:name="P13" style:family="paragraph" style:parent-style-name="Standard">
      <style:paragraph-properties fo:margin-left="0cm" fo:margin-right="0cm" fo:text-align="justify" style:justify-single-word="false" fo:text-indent="0.524cm" style:auto-text-indent="false"/>
      <style:text-properties fo:font-style="normal" officeooo:paragraph-rsid="001a780c" style:font-style-asian="normal" style:font-style-complex="normal"/>
    </style:style>
    <style:style style:name="P14" style:family="paragraph" style:parent-style-name="Standard">
      <style:paragraph-properties fo:margin-left="0cm" fo:margin-right="0cm" fo:text-align="justify" style:justify-single-word="false" fo:text-indent="0.524cm" style:auto-text-indent="false">
        <style:tab-stops/>
      </style:paragraph-properties>
      <style:text-properties fo:font-style="normal" officeooo:paragraph-rsid="001a9884" style:font-style-asian="normal" style:font-style-complex="normal"/>
    </style:style>
    <style:style style:name="P15" style:family="paragraph" style:parent-style-name="Standard" style:list-style-name="L2">
      <style:paragraph-properties fo:margin-left="0.026cm" fo:margin-right="0cm" fo:text-align="justify" style:justify-single-word="false" fo:text-indent="0cm" style:auto-text-indent="false">
        <style:tab-stops/>
      </style:paragraph-properties>
      <style:text-properties fo:font-style="normal" fo:font-weight="bold" style:font-style-asian="normal" style:font-weight-asian="bold" style:font-style-complex="normal" style:font-weight-complex="bold"/>
    </style:style>
    <style:style style:name="P16" style:family="paragraph" style:parent-style-name="Standard">
      <style:paragraph-properties fo:margin-left="0.026cm" fo:margin-right="0cm" fo:text-align="justify" style:justify-single-word="false" fo:text-indent="0cm" style:auto-text-indent="false">
        <style:tab-stops/>
      </style:paragraph-properties>
      <style:text-properties fo:font-style="normal" style:font-style-asian="normal" style:font-style-complex="normal"/>
    </style:style>
    <style:style style:name="P17" style:family="paragraph" style:parent-style-name="Standard" style:list-style-name="L1">
      <style:paragraph-properties fo:margin-left="0cm" fo:margin-right="0cm" fo:text-align="justify" style:justify-single-word="false" fo:text-indent="0cm" style:auto-text-indent="false"/>
      <style:text-properties officeooo:paragraph-rsid="001a780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a780c" style:font-style-asian="normal" style:font-style-complex="normal"/>
    </style:style>
    <style:style style:name="T5" style:family="text">
      <style:text-properties officeooo:rsid="00198af5"/>
    </style:style>
    <style:style style:name="T6" style:family="text">
      <style:text-properties officeooo:rsid="001a780c"/>
    </style:style>
    <style:style style:name="T7" style:family="text">
      <style:text-properties fo:font-weight="normal" officeooo:rsid="001a780c" style:font-weight-asian="normal" style:font-weight-complex="normal"/>
    </style:style>
    <style:style style:name="T8" style:family="text">
      <style:text-properties officeooo:rsid="001a988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61cm" fo:text-indent="-0.635cm" fo:margin-left="0.6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96cm" fo:text-indent="-0.635cm" fo:margin-left="1.2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31cm" fo:text-indent="-0.635cm" fo:margin-left="1.9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66cm" fo:text-indent="-0.635cm" fo:margin-left="2.5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01cm" fo:text-indent="-0.635cm" fo:margin-left="3.2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36cm" fo:text-indent="-0.635cm" fo:margin-left="3.8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71cm" fo:text-indent="-0.635cm" fo:margin-left="4.4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06cm" fo:text-indent="-0.635cm" fo:margin-left="5.1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41cm" fo:text-indent="-0.635cm" fo:margin-left="5.7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76cm" fo:text-indent="-0.635cm" fo:margin-left="6.3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search Proposal –<text:span text:style-name="T5"> 18 Month</text:span> – João Pela</text:p>
      <text:p text:style-name="P1"/>
      <text:p text:style-name="P3">The current knowledge in the field of particle physics is summarized in the Standard Model (SM). It is known that this model is incomplete without the inclusion of a spontaneous symmetry breaking mechanism that would explain the observation that the electroweak bosons (the W and Z particles) have mass. The easiest way to introduce such a mechanism is with the Higgs Mechanism, which suggests the presence of a new, yet to be observed particle, the Higgs Boson.</text:p>
      <text:p text:style-name="P3"/>
      <text:p text:style-name="P3">The main purpose of the Large Hadron Collider (LHC) and the Compact Muon Solenoid (CMS) experiment and also the main motivation of my PhD research, is to investigate the reasons for the spontaneous symmetry breaking.</text:p>
      <text:p text:style-name="P3"/>
      <text:p text:style-name="P12"><text:span text:style-name="T5">I have worked until recently on:</text:span></text:p>
      <text:list xml:id="list1842216981" text:style-name="L1">
        <text:list-item>
          <text:p text:style-name="P11"><text:span text:style-name="T1">Higgs to gamma-gamma analysis, </text:span><text:span text:style-name="T7">which was one of the leading analysis on the discovery of the Higgs boson. Here I participated on the spin measurement.</text:span></text:p>
          <text:p text:style-name="P17"/>
        </text:list-item>
      </text:list>
      <text:p text:style-name="P3"><text:span text:style-name="T5">Currently I am working on</text:span>: </text:p>
      <text:list xml:id="list77477606" text:continue-numbering="true" text:style-name="L1">
        <text:list-item>
          <text:p text:style-name="P4"><text:span text:style-name="T1">Vector Boson Fusion (VBF) produced Higgs decaying invisibly analysis</text:span> which is <text:span text:style-name="T6">to search for the Higgs invisible decay, and therefore more the invisible branching ratio of this new boson. This branching ratio if higher than predicted can be evidence of new physics.</text:span></text:p>
        </text:list-item>
      </text:list>
      <text:p text:style-name="P3"/>
      <text:p text:style-name="P3"><text:span text:style-name="T3">For </text:span><text:span text:style-name="T2">VBF Higgs to invisible</text:span><text:span text:style-name="T3">, I will use 2012 “parked” data which </text:span><text:span text:style-name="T4">is now</text:span><text:span text:style-name="T3"> reconstructed and available </text:span><text:span text:style-name="T4">for analysis</text:span><text:span text:style-name="T3">.</text:span></text:p>
      <text:p text:style-name="P13"/>
      <text:p text:style-name="P16">My work will be mainly on 3 fronts:</text:p>
      <text:list xml:id="list695738822" text:style-name="L2">
        <text:list-item>
          <text:p text:style-name="P6"><text:span text:style-name="T1">Analysis work</text:span></text:p>
          <text:list>
            <text:list-item>
              <text:p text:style-name="P6"><text:span text:style-name="T3">It will include detailed analysis of the collected data and any limits or discovery/properties measurement made as well.</text:span></text:p>
            </text:list-item>
          </text:list>
        </text:list-item>
        <text:list-item>
          <text:p text:style-name="P15">Service Work</text:p>
          <text:list>
            <text:list-item>
              <text:p text:style-name="P8">Actual work necessary to keep the experiment running such as doing shifts or supporting roles for the data acquisition like providing on-call support.</text:p>
            </text:list-item>
          </text:list>
        </text:list-item>
        <text:list-item>
          <text:p text:style-name="P9">Trigger Performance and upgrades</text:p>
          <text:list>
            <text:list-item>
              <text:p text:style-name="P5">Improvements to the Data Quality Monitoring (DQM) of the CMS Level 1 Trigger which will allow better monitoring to the operation of the trigger as well as ability to certify the quality of the data taken.</text:p>
            </text:list-item>
            <text:list-item>
              <text:p text:style-name="P5">Performance monitoring of the trigger system.</text:p>
            </text:list-item>
            <text:list-item>
              <text:p text:style-name="P5">In 2013-2014 technical stop as well as in other future stops the trigger system will be upgraded and I will participate in studies to ensure the proper operation of the new system. <text:s/></text:p>
            </text:list-item>
          </text:list>
        </text:list-item>
      </text:list>
      <text:p text:style-name="P7"/>
      <text:p text:style-name="P14">I started my PhD on January 2012, and <text:span text:style-name="T6">have not been on</text:span> LTA at the detector site in Geneva <text:span text:style-name="T6">for 1 year</text:span>. <text:span text:style-name="T6">I have currently access to all data necessary for my thesis and will be working from now on its analysis. Assuming my PhD takes the normal 3-3.5 years this leaves me 1.5-2 years to do analysis and write my theses, </text:span><text:span text:style-name="T8">which should be more than enough. Still, if more time is needs my grant cover 4 years of funding.</text:span></text:p>
      <text:p text:style-name="P14">During all the stages of my work I will be writing up my work and presenting it internally at CMS and Imperial College Physics meetings as well as externally at conferenc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ao Pela</meta:initial-creator>
    <meta:creation-date>2012-06-13T14:41:21</meta:creation-date>
    <dc:date>2013-08-23T18:05:34</dc:date>
    <meta:editing-duration>PT5H16M52S</meta:editing-duration>
    <meta:editing-cycles>9</meta:editing-cycles>
    <meta:generator>LibreOffice/3.6$Linux_X86_64 LibreOffice_project/360m1$Build-2</meta:generator>
    <meta:document-statistic meta:table-count="0" meta:image-count="0" meta:object-count="0" meta:page-count="1" meta:paragraph-count="19" meta:word-count="470" meta:character-count="2693" meta:non-whitespace-character-count="2248"/>
  </office:meta>
</office:document-meta>
</file>